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4b24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4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7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fa9c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31b913" style:font-size-asian="12pt" style:font-weight-asian="bold" style:font-size-complex="12pt" style:font-weight-complex="bold"/>
    </style:style>
    <style:style style:name="T21" style:family="text">
      <style:text-properties officeooo:rsid="002a4b54"/>
    </style:style>
    <style:style style:name="T22" style:family="text">
      <style:text-properties officeooo:rsid="0031b91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1">1</text:span><text:span text:style-name="T12">0</text:span><text:span text:style-name="T20">6</text:span><text:span text:style-name="T14"> - </text:span><text:span text:style-name="T15">Controls - </text:span><text:span text:style-name="T18">Gunner</text:span><text:span text:style-name="T19"> - </text:span><text:span text:style-name="T16">Throttle </text:span><text:span text:style-name="T17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785697169" text:style-name="L1">
        <text:list-item>
          <text:p text:style-name="P5">Turn: --</text:p>
        </text:list-item>
      </text:list>
      <text:p text:style-name="P1">Flaps lever</text:p>
      <text:list xml:id="list897315695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3641037945" text:style-name="L3">
        <text:list-item>
          <text:p text:style-name="P6">F: --</text:p>
        </text:list-item>
      </text:list>
      <text:p text:style-name="P1">T2 switch</text:p>
      <text:list xml:id="list3824745871" text:style-name="L4">
        <text:list-item>
          <text:p text:style-name="P7">F: --</text:p>
        </text:list-item>
      </text:list>
      <text:p text:style-name="P1">T3 switch</text:p>
      <text:list xml:id="list2484445730" text:style-name="L5">
        <text:list-item>
          <text:p text:style-name="P9">F: --</text:p>
        </text:list-item>
      </text:list>
      <text:p text:style-name="P1">T4 switch</text:p>
      <text:list xml:id="list2185017331" text:style-name="L6">
        <text:list-item>
          <text:p text:style-name="P10">F: --</text:p>
        </text:list-item>
      </text:list>
      <text:p text:style-name="P1">Lighted Buttons</text:p>
      <text:list xml:id="list312547353" text:style-name="L7">
        <text:list-item>
          <text:p text:style-name="P13"><text:span text:style-name="T1">B1</text:span><text:span text:style-name="T2">: </text:span><text:span text:style-name="T7">--</text:span></text:p>
        </text:list-item>
        <text:list-item>
          <text:p text:style-name="P16">B4: --</text:p>
        </text:list-item>
        <text:list-item>
          <text:p text:style-name="P16"><text:bookmark text:name="docs-internal-guid-76cb0f28-7fff-4e99-7e69-7c07eda6889b"/>B2: --</text:p>
        </text:list-item>
        <text:list-item>
          <text:p text:style-name="P16">B5: --</text:p>
        </text:list-item>
        <text:list-item>
          <text:p text:style-name="P16">B3: --</text:p>
        </text:list-item>
        <text:list-item>
          <text:p text:style-name="P17">B6: --</text:p>
        </text:list-item>
      </text:list>
      <text:p text:style-name="P1">T5 switch</text:p>
      <text:list xml:id="list2216639006" text:style-name="L8">
        <text:list-item>
          <text:p text:style-name="P18"><text:span text:style-name="T8">U/</text:span><text:span text:style-name="T9">D</text:span><text:span text:style-name="T8">: </text:span><text:span text:style-name="T9">-- </text:span><text:span text:style-name="T10">(no landing gear in front seat)</text:span></text:p>
        </text:list-item>
      </text:list>
      <text:p text:style-name="P1">T6 switch</text:p>
      <text:list xml:id="list3902033250" text:style-name="L9">
        <text:list-item>
          <text:p text:style-name="P14"><text:span text:style-name="T2">U/</text:span><text:span text:style-name="T21">D</text:span><text:span text:style-name="T2">:</text:span><text:bookmark text:name="docs-internal-guid-5c1c3bc9-7fff-d0bf-0d8d-375cd9dc0784"/><text:span text:style-name="T2"> --</text:span></text:p>
        </text:list-item>
      </text:list>
      <text:p text:style-name="P1">T7 switch</text:p>
      <text:list xml:id="list317086634" text:style-name="L10">
        <text:list-item>
          <text:p text:style-name="P19"><text:span text:style-name="T5">U: </text:span><text:span text:style-name="T6">Open/Close Operator Canopy (toggle)</text:span></text:p>
        </text:list-item>
      </text:list>
      <text:p text:style-name="P1">E1 dial -- <text:span text:style-name="T1">Kneeboard</text:span></text:p>
      <text:list xml:id="list3514543633" text:style-name="L11">
        <text:list-item>
          <text:p text:style-name="P11">P: Kneeboard toggle</text:p>
        </text:list-item>
        <text:list-item>
          <text:p text:style-name="P15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2687301147" text:style-name="L12">
        <text:list-item>
          <text:p text:style-name="P12">P: Toggle NVGs on/off</text:p>
        </text:list-item>
        <text:list-item>
          <text:p text:style-name="P12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2-08T14:38:43.342000000</dc:date>
    <meta:editing-duration>PT3H28M17S</meta:editing-duration>
    <meta:editing-cycles>32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17" meta:character-count="513" meta:non-whitespace-character-count="448"/>
  </office:meta>
</office:document-meta>
</file>